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45cm" fo:min-width="4cm"/>
    </style:style>
    <style:style style:name="gr2" style:family="graphic" style:parent-style-name="Standard_5f_1">
      <style:graphic-properties svg:stroke-color="#00cc00" draw:textarea-vertical-align="middle"/>
    </style:style>
    <style:style style:name="gr3" style:family="graphic" style:parent-style-name="Standard_5f_1">
      <style:graphic-properties svg:stroke-color="#000000" draw:fill-color="#ffffff" draw:textarea-horizontal-align="justify" draw:textarea-vertical-align="middle" draw:auto-grow-height="false" fo:min-height="3.05cm" fo:min-width="2.8cm"/>
    </style:style>
    <style:style style:name="gr4" style:family="graphic" style:parent-style-name="Standard_5f_1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5" style:family="graphic" style:parent-style-name="Standard_5f_1">
      <style:graphic-properties svg:stroke-color="#00cc00" draw:fill-color="#ffffff" draw:textarea-horizontal-align="justify" draw:textarea-vertical-align="middle" draw:auto-grow-height="false" fo:min-height="0.35cm" fo:min-width="0.1cm"/>
    </style:style>
    <style:style style:name="gr6" style:family="graphic" style:parent-style-name="Standard_5f_1">
      <style:graphic-properties svg:stroke-color="#000000" draw:textarea-vertical-align="middle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7cm" svg:x="13.4cm" svg:y="7.8cm">
          <text:p text:style-name="P1">to to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7cm" svg:x="3.5cm" svg:y="7.4cm">
          <text:p text:style-name="P1">to botto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29cm" svg:y1="12.609cm" svg:x2="6.229cm" svg:y2="12.609cm" draw:start-shape="id1" draw:start-glue-point="1" draw:end-shape="id2" draw:end-glue-point="3" svg:d="M4129 12609h2100" svg:viewBox="0 0 2101 1">
          <text:p/>
        </draw:connector>
        <draw:custom-shape draw:style-name="gr3" draw:text-style-name="P4" draw:layer="layout" svg:width="3.3cm" svg:height="3.3cm" svg:x="0.329cm" svg:y="9.909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6cm" svg:height="0.6cm" svg:x="3.529cm" svg:y="12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cm" svg:height="3.3cm" svg:x="6.729cm" svg:y="11.709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0.6cm" svg:height="0.6cm" svg:x="6.229cm" svg:y="12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cm" svg:height="3.3cm" svg:x="5.5cm" svg:y="2.6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0.6cm" svg:height="0.6cm" svg:x="8.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cm" svg:height="3.3cm" svg:x="11.9cm" svg:y="4.4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0.6cm" svg:height="0.6cm" svg:x="12.4cm" svg:y="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3cm" svg:y1="5.3cm" svg:x2="12.7cm" svg:y2="4cm" draw:start-shape="id3" draw:start-glue-point="1" draw:end-shape="id4" draw:end-glue-point="0" svg:d="M9300 5300h1550v-1801h1850v501" svg:viewBox="0 0 3401 1802">
          <text:p/>
        </draw:connector>
        <draw:custom-shape draw:style-name="gr3" draw:text-style-name="P4" draw:layer="layout" svg:width="3.3cm" svg:height="3.3cm" svg:x="11.029cm" svg:y="9.909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0.6cm" svg:height="0.6cm" svg:x="14.229cm" svg:y="11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cm" svg:height="3.3cm" svg:x="17.429cm" svg:y="11.709cm">
          <text:p text:style-name="P3"><text:span text:style-name="T1">Node</text:span></text:p>
          <text:p text:style-name="P3"><text:span text:style-name="T1">or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0.6cm" svg:height="0.6cm" svg:x="17.929cm" svg:y="11.309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829cm" svg:y1="11.609cm" svg:x2="17.929cm" svg:y2="11.609cm" draw:start-shape="id5" draw:start-glue-point="1" draw:end-shape="id6" draw:end-glue-point="3" svg:d="M14829 11609h3100" svg:viewBox="0 0 3101 1">
          <text:p/>
        </draw:connector>
        <draw:line draw:style-name="gr7" draw:text-style-name="P5" draw:layer="layout" svg:x1="8.4cm" svg:y1="6.8cm" svg:x2="5.9cm" svg:y2="10.4cm">
          <text:p/>
        </draw:line>
        <draw:line draw:style-name="gr7" draw:text-style-name="P5" draw:layer="layout" svg:x1="14.1cm" svg:y1="8.2cm" svg:x2="15.7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6:21:08.325000000</meta:creation-date>
    <dc:date>2016-08-19T16:41:15.648000000</dc:date>
    <meta:editing-duration>PT20M7S</meta:editing-duration>
    <meta:editing-cycles>2</meta:editing-cycles>
    <meta:generator>LibreOffice/5.0.6.3$Windows_x86 LibreOffice_project/490fc03b25318460cfc54456516ea2519c11d1aa</meta:generator>
    <meta:document-statistic meta:object-count="19"/>
  </office:meta>
</office:document-meta>
</file>